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Helvetica Bold" svg:font-family="'Helvetica Bold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6.9236in" fo:margin-left="0in" fo:margin-right="0.0014in" table:align="margins"/>
    </style:style>
    <style:style style:name="Table1.A" style:family="table-column">
      <style:table-column-properties style:column-width="1.3854in" style:rel-column-width="13113*"/>
    </style:style>
    <style:style style:name="Table1.D" style:family="table-column">
      <style:table-column-properties style:column-width="2.7674in" style:rel-column-width="26196*"/>
    </style:style>
    <style:style style:name="Table1.A1.1" style:family="table-row">
      <style:table-row-properties style:min-row-height="0.5771in"/>
    </style:style>
    <style:style style:name="Table1.A1.1.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A1.2" style:family="table-row">
      <style:table-row-properties style:row-height="0.05in"/>
    </style:style>
    <style:style style:name="Table1.A1.1.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A1.1.3" style:family="table-cell">
      <style:table-cell-properties fo:background-color="transparent" fo:padding="0.0403in" fo:border-left="0.0007in solid #000000" fo:border-right="none" fo:border-top="none" fo:border-bottom="0.0007in solid #000000">
        <style:background-image/>
      </style:table-cell-properties>
    </style:style>
    <style:style style:name="Table1.D1.1" style:family="table-column">
      <style:table-column-properties style:column-width="1.3861in" style:rel-column-width="13121*"/>
    </style:style>
    <style:style style:name="Table1.D1.2" style:family="table-column">
      <style:table-column-properties style:column-width="1.3813in" style:rel-column-width="13075*"/>
    </style:style>
    <style:style style:name="Table1.D1.2.1" style:family="table-cell">
      <style:table-cell-properties style:vertical-align="middle" fo:padding="0.0382in" fo:border="0.0007in solid #000000"/>
    </style:style>
    <style:style style:name="Table1.D1.2.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D1.2.3" style:family="table-cell">
      <style:table-cell-properties fo:background-color="transparent" fo:padding="0.0403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ext_20_body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Helvetica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Helvetica Bold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>
            <table:table table:is-sub-table="true">
              <table:table-column table:style-name="Table1.A"/>
              <table:table-row table:style-name="Table1.A1.1">
                <table:table-cell table:style-name="Table1.A1.1.1" office:value-type="string">
                  <text:p text:style-name="P3">Collections en tableaux</text:p>
                  <text:p text:style-name="P3">(Arrayed)</text:p>
                </table:table-cell>
              </table:table-row>
              <table:table-row table:style-name="Table1.A1.2">
                <table:table-cell table:style-name="Table1.A1.1.2" office:value-type="string">
                  <text:p text:style-name="P1"/>
                </table:table-cell>
              </table:table-row>
              <table:table-row>
                <table:table-cell table:style-name="Table1.A1.1.3" office:value-type="string">
                  <text:p text:style-name="P2">Array</text:p>
                  <text:p text:style-name="P2">String</text:p>
                  <text:p text:style-name="P2">Symbol</text:p>
                </table:table-cell>
              </table:table-row>
            </table:table>
          </table:table-cell>
          <table:table-cell>
            <table:table table:is-sub-table="true">
              <table:table-column table:style-name="Table1.A"/>
              <table:table-row table:style-name="Table1.A1.1">
                <table:table-cell table:style-name="Table1.A1.1.1" office:value-type="string">
                  <text:p text:style-name="P3">Collections ordonnées</text:p>
                  <text:p text:style-name="P3">(Ordered)</text:p>
                </table:table-cell>
              </table:table-row>
              <table:table-row table:style-name="Table1.A1.2">
                <table:table-cell table:style-name="Table1.A1.1.2" office:value-type="string">
                  <text:p text:style-name="P1"/>
                </table:table-cell>
              </table:table-row>
              <table:table-row>
                <table:table-cell table:style-name="Table1.A1.1.3" office:value-type="string">
                  <text:p text:style-name="P2">OrderedCollection</text:p>
                  <text:p text:style-name="P2">SortedCollection</text:p>
                  <text:p text:style-name="P2">Text</text:p>
                  <text:p text:style-name="P2">Heap</text:p>
                </table:table-cell>
              </table:table-row>
            </table:table>
          </table:table-cell>
          <table:table-cell>
            <table:table table:is-sub-table="true">
              <table:table-column table:style-name="Table1.A"/>
              <table:table-row table:style-name="Table1.A1.1">
                <table:table-cell table:style-name="Table1.A1.1.1" office:value-type="string">
                  <text:p text:style-name="P3">Collections à hachage</text:p>
                  <text:p text:style-name="P3">(Hashed)</text:p>
                </table:table-cell>
              </table:table-row>
              <table:table-row table:style-name="Table1.A1.2">
                <table:table-cell table:style-name="Table1.A1.1.2" office:value-type="string">
                  <text:p text:style-name="P4"/>
                </table:table-cell>
              </table:table-row>
              <table:table-row>
                <table:table-cell table:style-name="Table1.A1.1.3" office:value-type="string">
                  <text:p text:style-name="P2">Set</text:p>
                  <text:p text:style-name="P2">IdentitySet</text:p>
                  <text:p text:style-name="P2">PluggableSet</text:p>
                  <text:p text:style-name="P2">Bag</text:p>
                  <text:p text:style-name="P2">IdentityBag</text:p>
                  <text:p text:style-name="P2">Dictonary</text:p>
                  <text:p text:style-name="P2">IdentityDictionary</text:p>
                  <text:p text:style-name="P2">PluggableDictionary</text:p>
                </table:table-cell>
              </table:table-row>
            </table:table>
          </table:table-cell>
          <table:table-cell>
            <table:table table:is-sub-table="true">
              <table:table-column table:style-name="Table1.D1.1"/>
              <table:table-column table:style-name="Table1.D1.2"/>
              <table:table-row table:style-name="Table1.A1.1">
                <table:table-cell table:style-name="Table1.A1.1.1" office:value-type="string">
                  <text:p text:style-name="P3">Collections chaînées</text:p>
                  <text:p text:style-name="P3">(Linked)</text:p>
                </table:table-cell>
                <table:table-cell table:style-name="Table1.D1.2.1" office:value-type="string">
                  <text:p text:style-name="P3">Collections à intervalles</text:p>
                  <text:p text:style-name="P3">(Interval)</text:p>
                </table:table-cell>
              </table:table-row>
              <table:table-row table:style-name="Table1.A1.2">
                <table:table-cell table:style-name="Table1.A1.1.2" office:value-type="string">
                  <text:p text:style-name="P4"/>
                </table:table-cell>
                <table:table-cell table:style-name="Table1.D1.2.2" office:value-type="string">
                  <text:p text:style-name="P4"/>
                </table:table-cell>
              </table:table-row>
              <table:table-row>
                <table:table-cell table:style-name="Table1.A1.1.3" office:value-type="string">
                  <text:p text:style-name="P2">LinkedList</text:p>
                  <text:p text:style-name="P2">SkipList</text:p>
                </table:table-cell>
                <table:table-cell table:style-name="Table1.D1.2.3" office:value-type="string">
                  <text:p text:style-name="P2">Interval</text:p>
                </table:table-cell>
              </table:table-row>
            </table:table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Helvetica Bold" svg:font-family="'Helvetica Bold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8.16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creation-date>2007-09-26T16:56:43</meta:creation-date>
    <dc:date>2007-10-13T16:29:43</dc:date>
    <dc:language>en-US</dc:language>
    <meta:editing-cycles>11</meta:editing-cycles>
    <meta:editing-duration>PT56M1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8" meta:word-count="36" meta:character-count="324"/>
  </office:meta>
</office:document-meta>
</file>